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5-03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4-03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4-02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3-03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3-01-31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2-03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2-01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1-01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20-02-0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9-02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7-03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6-01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5-01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4-01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3-01-3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2-02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10-01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8-01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200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90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8-01-1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8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7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7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7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5105305501</text:p>
          </table:table-cell>
          <table:table-cell office:value-type="string" calcext:value-type="string">
            <text:p>CC03007311ADD1</text:p>
          </table:table-cell>
          <table:table-cell office:value-type="string" calcext:value-type="string">
            <text:p>196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